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style:tab-stops>
          <style:tab-stop style:position="0.762cm"/>
          <style:tab-stop style:position="1.778cm"/>
        </style:tab-stops>
      </style:paragraph-properties>
      <style:text-properties style:font-name="Times"/>
    </style:style>
    <style:style style:name="P3" style:family="paragraph" style:parent-style-name="Standard">
      <style:paragraph-properties>
        <style:tab-stops>
          <style:tab-stop style:position="0.762cm"/>
          <style:tab-stop style:position="1.778cm"/>
        </style:tab-stops>
      </style:paragraph-properties>
    </style:style>
    <style:style style:name="P4" style:family="paragraph" style:parent-style-name="Standard">
      <style:paragraph-properties text:number-lines="false" text:line-number="0">
        <style:tab-stops>
          <style:tab-stop style:position="0.762cm"/>
          <style:tab-stop style:position="1.778cm"/>
        </style:tab-stops>
      </style:paragraph-properties>
      <style:text-properties style:font-name="Times"/>
    </style:style>
    <style:style style:name="P5" style:family="paragraph" style:parent-style-name="Standard" style:list-style-name="L2">
      <style:paragraph-properties fo:margin-top="0.199cm" fo:margin-bottom="0.199cm" text:number-lines="false" text:line-number="0">
        <style:tab-stops/>
      </style:paragraph-properties>
      <style:text-properties style:font-name="Times"/>
    </style:style>
    <style:style style:name="P6" style:family="paragraph" style:parent-style-name="Standard" style:list-style-name="L2">
      <style:paragraph-properties fo:margin-top="0.199cm" fo:margin-bottom="0.199cm" text:number-lines="false" text:line-number="0"/>
      <style:text-properties style:font-name="Times"/>
    </style:style>
    <style:style style:name="P7" style:family="paragraph" style:parent-style-name="Standard">
      <style:paragraph-properties text:number-lines="false" text:line-number="0"/>
    </style:style>
    <style:style style:name="P8" style:family="paragraph" style:parent-style-name="Standard">
      <style:paragraph-properties fo:margin-top="0.199cm" fo:margin-bottom="0.199cm" fo:text-align="start" style:justify-single-word="false" text:number-lines="false" text:line-number="0"/>
      <style:text-properties style:font-name="Charter" fo:font-size="10pt" fo:font-style="italic" style:font-size-asian="10pt" style:font-style-asian="italic" style:font-size-complex="10pt" style:font-style-complex="italic"/>
    </style:style>
    <style:style style:name="T1" style:family="text">
      <style:text-properties style:font-name="Times"/>
    </style:style>
    <style:style style:name="T2" style:family="text">
      <style:text-properties fo:language="en" fo:country="AU"/>
    </style:style>
    <style:style style:name="T3" style:family="text">
      <style:text-properties style:font-name="Charter" fo:font-size="10pt" fo:font-style="italic" style:font-size-asian="10pt" style:font-style-asian="italic" style:font-size-complex="10pt" style:font-style-complex="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5 bacon rashers, chopped</text:p>
      <text:p text:style-name="P2">1 large onion, chopped</text:p>
      <text:p text:style-name="P2">1½<text:tab/>litres chicken stock</text:p>
      <text:p text:style-name="P2">750g pumpkin, chopped</text:p>
      <text:p text:style-name="P3"><text:span text:style-name="T1">1 </text:span>teaspoon caraway seeds</text:p>
      <text:p text:style-name="P4">½ cup sour cream</text:p>
      <text:h text:style-name="P1" text:outline-level="2">Method</text:h>
      <text:list text:style-name="L2">
        <text:list-item>
          <text:p text:style-name="P5">Add bacon and onion to large saucepan, stir over medium heat for about 3 minutes or until onion soft.</text:p>
        </text:list-item>
        <text:list-item>
          <text:p text:style-name="P6">Add stock, pumpkin and caraway seeds. </text:p>
        </text:list-item>
        <text:list-item>
          <text:p text:style-name="P6">Bring to boil, reduce heat, cover, simmer for about 15 minutes or until pumpkin is <text:span text:style-name="T2">tender.</text:span></text:p>
        </text:list-item>
        <text:list-item>
          <text:p text:style-name="P6">Blend mixture until smooth.</text:p>
        </text:list-item>
        <text:list-item>
          <text:p text:style-name="P6">Add sour cream, reheat without boiling.</text:p>
        </text:list-item>
      </text:list>
      <text:p text:style-name="P7"><text:span text:style-name="T3">Serves 4</text:span>.</text:p>
      <text:p text:style-name="P8">Source: "The Started and Soups", The Australian Women's Week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umpkin, Bacon and Caraway Soup</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9-07T18:11:08</meta:creation-date>
    <dc:creator>Frank Jung</dc:creator>
    <dc:date>2005-09-07T18:18:46</dc:date>
    <dc:language>en-AU</dc:language>
    <meta:editing-cycles>3</meta:editing-cycles>
    <meta:editing-duration>PT7M10S</meta:editing-duration>
    <meta:user-defined meta:name="Info 1"/>
    <meta:user-defined meta:name="Info 2"/>
    <meta:user-defined meta:name="Info 3"/>
    <meta:user-defined meta:name="Info 4"/>
    <meta:document-statistic meta:table-count="0" meta:image-count="0" meta:object-count="0" meta:page-count="1" meta:paragraph-count="16" meta:word-count="93" meta:character-count="545"/>
  </office:meta>
</office:document-meta>
</file>